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5.875cm" svg:height="3.579cm" svg:x="5.715cm" svg:y="8.334cm">
          <draw:text-box>
            <text:p text:style-name="P1"><text:span text:style-name="T1">WebSockets</text:span></text:p>
            <text:p text:style-name="P1"><text:span text:style-name="T2">The future is n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Why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b applications are demanding more and more real time event driven behavior</text:p>
              </text:list-item>
              <text:list-item>
                <text:p>HTTP Limitations</text:p>
                <text:list>
                  <text:list-item>
                    <text:p>Half-duplex (traffic flows only in one direction)</text:p>
                  </text:list-item>
                  <text:list-item>
                    <text:p>Adds latency and message overhead</text:p>
                  </text:list-item>
                </text:list>
              </text:list-item>
              <text:list-item>
                <text:p>AJAX simulation</text:p>
                <text:list>
                  <text:list-item>
                    <text:p>Polling</text:p>
                  </text:list-item>
                  <text:list-item>
                    <text:p>Comet (uses two connections and requires unneeded complex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What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3C Standard that comes with the new “HTML5 APIs” (File API, WebWorkers, etc)</text:p>
              </text:list-item>
              <text:list-item>
                <text:p>Persistent, bidirectional communication channel between client and server.</text:p>
              </text:list-item>
              <text:list-item>
                <text:p>Drops the polling overhead – only sends messages when there is something to send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Use Cas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Chat (Lame, always used as an example)</text:p>
              </text:list-item>
              <text:list-item>
                <text:p>Games</text:p>
              </text:list-item>
              <text:list-item>
                <text:p>Real Time Collaboration</text:p>
              </text:list-item>
              <text:list-item>
                <text:p>Real Time Notifications</text:p>
              </text:list-item>
              <text:list-item>
                <text:p>Social Network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256cm" svg:x="1.471cm" svg:y="7.62cm" presentation:class="title" presentation:user-transformed="true">
          <draw:text-box>
            <text:p>How It Work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2" draw:layer="layout" svg:width="25.199cm" svg:height="3.507cm" svg:x="1.4cm" svg:y="0.837cm" presentation:class="title">
          <draw:text-box>
            <text:p>Create a Connection</text:p>
          </draw:text-box>
        </draw:frame>
        <draw:frame presentation:style-name="pr6" draw:layer="layout" svg:width="25.199cm" svg:height="13.609cm" svg:x="1.4cm" svg:y="5.039cm" presentation:class="subtitle">
          <draw:text-box>
            <text:p>&lt;CODE GOES HERE&gt;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2" draw:layer="layout" svg:width="25.199cm" svg:height="3.507cm" svg:x="1.4cm" svg:y="0.837cm" presentation:class="title">
          <draw:text-box>
            <text:p>Handshake</text:p>
          </draw:text-box>
        </draw:frame>
        <draw:frame presentation:style-name="pr6" draw:layer="layout" svg:width="25.199cm" svg:height="14.007cm" svg:x="1.4cm" svg:y="4.84cm" presentation:class="subtitle" presentation:user-transformed="true">
          <draw:text-box>
            <text:p text:style-name="P2"><text:span text:style-name="T3">GET /resource HTTP/1.1</text:span></text:p>
            <text:p text:style-name="P2"><text:span text:style-name="T3">Upgrade: WebSocket</text:span></text:p>
            <text:p text:style-name="P2"><text:span text:style-name="T3">Connection: Upgrade</text:span></text:p>
            <text:p text:style-name="P2"><text:span text:style-name="T3">Host: wsock.example.com</text:span></text:p>
            <text:p text:style-name="P2"><text:span text:style-name="T3">Origin: http://wsock.example.com/origin</text:span></text:p>
            <text:p text:style-name="P2"><text:span text:style-name="T3">WebSocket-Protocol: /protocol/</text:span></text:p>
            <text:p text:style-name="P2"><text:span text:style-name="T3"/></text:p>
            <text:p text:style-name="P2"><text:span text:style-name="T3">HTTP/1.1 101 Web Socket Protocol Handshake</text:span></text:p>
            <text:p text:style-name="P2"><text:span text:style-name="T3">Upgrade: WebSocket</text:span></text:p>
            <text:p text:style-name="P2"><text:span text:style-name="T3">Connection: Upgrade</text:span></text:p>
            <text:p text:style-name="P2"><text:span text:style-name="T3">WebSocket-Origin: http://wsock.example.com</text:span></text:p>
            <text:p text:style-name="P2"><text:span text:style-name="T3">WebSocket-Location: ws://wsock.example.com/resource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Messages</text:p>
          </draw:text-box>
        </draw:frame>
        <draw:frame presentation:style-name="pr6" draw:layer="layout" svg:width="25.199cm" svg:height="13.609cm" svg:x="1.4cm" svg:y="5.039cm" presentation:class="subtitle">
          <draw:text-box>
            <text:p>“\x00Hello World\xFF”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7cm" svg:x="1.4cm" svg:y="0.837cm" presentation:class="title">
          <draw:text-box>
            <text:p>That's Right!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ach message only has 2 bytes of overhead</text:p>
                <text:list>
                  <text:list-item>
                    <text:p>Compare this to the full HTTP headers attached to each message using the traditional polling setup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Live Demo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InDepth: Even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nopen<text:tab/></text:p>
              </text:list-item>
              <text:list-item>
                <text:p>onmessage</text:p>
              </text:list-item>
              <text:list-item>
                <text:p>onerror</text:p>
              </text:list-item>
              <text:list-item>
                <text:p>onclo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Open Standar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Not just client side javascript... also implemented in Flex, JavaFX, Silverlight, etc</text:p>
              </text:list-item>
              <text:list-item>
                <text:p>Multiple serverside implementations exist</text:p>
                <text:list>
                  <text:list-item>
                    <text:p>Ruby: em-websocket</text:p>
                  </text:list-item>
                  <text:list-item>
                    <text:p>Java: jwebsocket</text:p>
                  </text:list-item>
                  <text:list-item>
                    <text:p>.NET: ????</text:p>
                  </text:list-item>
                  <text:list-item>
                    <text:p>Node.JS: Socket.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Implementations</text:p>
          </draw:text-box>
        </draw:frame>
        <draw:frame presentation:style-name="pr6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Pragmatic Uses</text:p>
          </draw:text-box>
        </draw:frame>
        <draw:frame presentation:style-name="pr6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Cons</text:p>
          </draw:text-box>
        </draw:frame>
        <draw:frame presentation:style-name="pr6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5" draw:layer="layout" svg:width="25.199cm" svg:height="3.256cm" svg:x="1.4cm" svg:y="0.962cm" presentation:class="title">
          <draw:text-box>
            <text:p>An Example</text:p>
          </draw:text-box>
        </draw:frame>
        <draw:frame presentation:style-name="pr6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2T17:52:39</meta:creation-date>
    <meta:editing-duration>PT05H07M01S</meta:editing-duration>
    <meta:editing-cycles>2</meta:editing-cycles>
    <dc:date>2010-08-23T01:02:58</dc:date>
    <meta:document-statistic meta:object-count="87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